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1116f" officeooo:paragraph-rsid="0011116f"/>
    </style:style>
    <style:style style:name="P3" style:family="paragraph" style:parent-style-name="Text_20_body">
      <style:text-properties officeooo:rsid="0011116f" officeooo:paragraph-rsid="0011116f"/>
    </style:style>
    <style:style style:name="P4" style:family="paragraph" style:parent-style-name="Text_20_body">
      <style:text-properties fo:font-weight="bold" officeooo:rsid="0011116f" officeooo:paragraph-rsid="0011116f" style:font-weight-asian="bold" style:font-weight-complex="bold"/>
    </style:style>
    <style:style style:name="P5" style:family="paragraph" style:parent-style-name="Text_20_body">
      <style:text-properties fo:font-weight="bold" officeooo:rsid="00121842" officeooo:paragraph-rsid="00121842" style:font-weight-asian="bold" style:font-weight-complex="bold"/>
    </style:style>
    <style:style style:name="P6" style:family="paragraph" style:parent-style-name="Text_20_body">
      <style:text-properties fo:font-weight="normal" officeooo:rsid="0011116f" officeooo:paragraph-rsid="0011116f" style:font-weight-asian="normal" style:font-weight-complex="normal"/>
    </style:style>
    <style:style style:name="P7" style:family="paragraph" style:parent-style-name="Text_20_body">
      <style:text-properties fo:font-weight="normal" officeooo:rsid="00121842" officeooo:paragraph-rsid="00121842" style:font-weight-asian="normal" style:font-weight-complex="normal"/>
    </style:style>
    <style:style style:name="P8" style:family="paragraph" style:parent-style-name="Text_20_body">
      <style:text-properties fo:font-style="italic" fo:font-weight="normal" officeooo:rsid="00121842" officeooo:paragraph-rsid="00121842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style="normal" fo:font-weight="normal" officeooo:rsid="00121842" officeooo:paragraph-rsid="00121842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paragraph-rsid="00138242"/>
    </style:style>
    <style:style style:name="P11" style:family="paragraph" style:parent-style-name="Text_20_body">
      <style:text-properties officeooo:rsid="00138242" officeooo:paragraph-rsid="00138242"/>
    </style:style>
    <style:style style:name="P12" style:family="paragraph" style:parent-style-name="Table_20_Contents">
      <style:text-properties officeooo:rsid="00138242" officeooo:paragraph-rsid="00138242"/>
    </style:style>
    <style:style style:name="P13" style:family="paragraph" style:parent-style-name="Table_20_Contents">
      <style:text-properties fo:font-weight="bold" officeooo:rsid="00138242" officeooo:paragraph-rsid="00138242" style:font-weight-asian="bold" style:font-weight-complex="bold"/>
    </style:style>
    <style:style style:name="P14" style:family="paragraph" style:parent-style-name="Table_20_Contents">
      <style:text-properties officeooo:paragraph-rsid="00138242"/>
    </style:style>
    <style:style style:name="T1" style:family="text">
      <style:text-properties officeooo:rsid="0011116f"/>
    </style:style>
    <style:style style:name="T2" style:family="text">
      <style:text-properties style:text-position="sub 58%" officeooo:rsid="0011116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1116f"/>
    </style:style>
    <style:style style:name="T5" style:family="text">
      <style:text-properties officeooo:rsid="0012184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1842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184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rcise 2</text:h>
      <text:list xml:id="list629393551" text:style-name="L1">
        <text:list-item>
          <text:p text:style-name="P1"><text:s/><text:span text:style-name="T1">The scheme is an instance of the general quadratic probing scheme with constants c</text:span><text:span text:style-name="T2">1 </text:span><text:span text:style-name="T4">= 1 and c</text:span><text:span text:style-name="T2">2</text:span><text:span text:style-name="T4"> = 0<text:line-break/>This reduces the scheme to a general linear probing scheme</text:span></text:p>
        </text:list-item>
        <text:list-item>
          <text:p text:style-name="P2"><text:span text:style-name="T3">The probing sequence is permutation of this because only the complete table can be probed once before the condition m != j is not satisfied anymore. Therefore you cannot generate more elements than in the set and only every single one once.</text:span></text:p>
          <text:p text:style-name="P2"><text:span text:style-name="T3">The cases are:</text:span></text:p>
          <text:list>
            <text:list-item>
              <text:p text:style-name="P2"><text:span text:style-name="T3">Case: Table entry is empty, instant insertion (same sequence)</text:span></text:p>
            </text:list-item>
            <text:list-item>
              <text:p text:style-name="P2"><text:span text:style-name="T3">Case: Table entry is not empty skip I values til empty list place (permutation with different beginning element)</text:span></text:p>
            </text:list-item>
            <text:list-item>
              <text:p text:style-name="P2"><text:span text:style-name="T3">Case: Table is full: Termination, no insertion (permutation with different beginning element)</text:span></text:p>
            </text:list-item>
          </text:list>
        </text:list-item>
      </text:list>
      <text:p text:style-name="P3"><text:span text:style-name="T3"/></text:p>
      <text:h text:style-name="Heading_20_2" text:outline-level="2">Exercise 3</text:h>
      <text:p text:style-name="P4">Subtask a)</text:p>
      <text:p text:style-name="P6"><text:span text:style-name="T6">Insert(</text:span><text:span text:style-name="T7">key</text:span><text:span text:style-name="T6">, </text:span><text:span text:style-name="T7">value</text:span><text:span text:style-name="T6">):</text:span> </text:p>
      <text:p text:style-name="P6"><text:tab/>insert(<text:span text:style-name="T5">key, value</text:span>)</text:p>
      <text:p text:style-name="P8">Maximum():</text:p>
      <text:p text:style-name="P7"><text:tab/>node = root</text:p>
      <text:p text:style-name="P7"><text:tab/>while node.right != null:</text:p>
      <text:p text:style-name="P7"><text:tab/><text:tab/>node = node.right</text:p>
      <text:p text:style-name="P7"><text:tab/>return node.value</text:p>
      <text:p text:style-name="P7"/>
      <text:p text:style-name="P8">Extract-max():</text:p>
      <text:p text:style-name="P9"><text:tab/>value = Maximum()</text:p>
      <text:p text:style-name="P9"><text:tab/>node = search(value)</text:p>
      <text:p text:style-name="P9"><text:tab/>delete(node)</text:p>
      <text:p text:style-name="P9"><text:tab/>return value</text:p>
      <text:p text:style-name="P8">Increase-key(key):</text:p>
      <text:p text:style-name="P7"><text:tab/>node = search(key)</text:p>
      <text:p text:style-name="P7"><text:soft-page-break/><text:tab/>priority, value <text:s/>= node.key + 1, node.value</text:p>
      <text:p text:style-name="P7"><text:tab/>delete(node)</text:p>
      <text:p text:style-name="P7"><text:tab/>insert(node(priority, value))</text:p>
      <text:p text:style-name="P7"><text:tab/>return priority</text:p>
      <text:p text:style-name="P7"/>
      <text:p text:style-name="P8">Decrease-key(key):</text:p>
      <text:p text:style-name="P7"><text:tab/>node = search(key)</text:p>
      <text:p text:style-name="P7"><text:tab/>priority, value <text:s/>= node.key - 1, node.value</text:p>
      <text:p text:style-name="P7"><text:tab/>delete(node)</text:p>
      <text:p text:style-name="P7"><text:tab/>insert(node(priority, value))</text:p>
      <text:p text:style-name="P7"><text:tab/>return priority</text:p>
      <text:p text:style-name="P7"/>
      <text:p text:style-name="P5">Subtask b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AVL-Tree</text:p>
          </table:table-cell>
          <table:table-cell table:style-name="Table1.C1" office:value-type="string">
            <text:p text:style-name="P13">Heap</text:p>
          </table:table-cell>
        </table:table-row>
        <table:table-row>
          <table:table-cell table:style-name="Table1.A2" office:value-type="string">
            <text:p text:style-name="P13">insertion</text:p>
          </table:table-cell>
          <table:table-cell table:style-name="Table1.A2" office:value-type="string">
            <text:p text:style-name="Table_20_Contents">𝑂(log 𝑛)</text:p>
          </table:table-cell>
          <table:table-cell table:style-name="Table1.C2" office:value-type="string">
            <text:p text:style-name="P14">𝑂(log 𝑛)</text:p>
          </table:table-cell>
        </table:table-row>
        <table:table-row>
          <table:table-cell table:style-name="Table1.A2" office:value-type="string">
            <text:p text:style-name="P13">maximum</text:p>
          </table:table-cell>
          <table:table-cell table:style-name="Table1.A2" office:value-type="string">
            <text:p text:style-name="P14">𝑂(log 𝑛)</text:p>
          </table:table-cell>
          <table:table-cell table:style-name="Table1.C2" office:value-type="string">
            <text:p text:style-name="P12">𝑂(log 𝑛)</text:p>
          </table:table-cell>
        </table:table-row>
        <table:table-row>
          <table:table-cell table:style-name="Table1.A2" office:value-type="string">
            <text:p text:style-name="P13">extract-max</text:p>
          </table:table-cell>
          <table:table-cell table:style-name="Table1.A2" office:value-type="string">
            <text:p text:style-name="P12">𝑂(log 𝑛)</text:p>
          </table:table-cell>
          <table:table-cell table:style-name="Table1.C2" office:value-type="string">
            <text:p text:style-name="P14">𝑂(log 𝑛)</text:p>
          </table:table-cell>
        </table:table-row>
        <table:table-row>
          <table:table-cell table:style-name="Table1.A2" office:value-type="string">
            <text:p text:style-name="P13">increase-key</text:p>
          </table:table-cell>
          <table:table-cell table:style-name="Table1.A2" office:value-type="string">
            <text:p text:style-name="P14">𝑂(log 𝑛)</text:p>
          </table:table-cell>
          <table:table-cell table:style-name="Table1.C2" office:value-type="string">
            <text:p text:style-name="P14">𝑂(log 𝑛)</text:p>
          </table:table-cell>
        </table:table-row>
        <table:table-row>
          <table:table-cell table:style-name="Table1.A2" office:value-type="string">
            <text:p text:style-name="P13">decrease-key</text:p>
          </table:table-cell>
          <table:table-cell table:style-name="Table1.A2" office:value-type="string">
            <text:p text:style-name="P14">𝑂(log 𝑛)</text:p>
          </table:table-cell>
          <table:table-cell table:style-name="Table1.C2" office:value-type="string">
            <text:p text:style-name="P14">𝑂(log 𝑛)</text:p>
          </table:table-cell>
        </table:table-row>
      </table:table>
      <text:p text:style-name="P10"><text:span text:style-name="T9"/></text:p>
      <text:p text:style-name="P11"><text:span text:style-name="T9">S</text:span><text:span text:style-name="T8">eem to have the same complex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1116f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19:57.307040241</meta:creation-date>
    <dc:date>2019-01-01T20:47:54.940496211</dc:date>
    <meta:editing-duration>PT7M27S</meta:editing-duration>
    <meta:editing-cycles>1</meta:editing-cycles>
    <meta:document-statistic meta:table-count="1" meta:image-count="0" meta:object-count="0" meta:page-count="2" meta:paragraph-count="52" meta:word-count="219" meta:character-count="1386" meta:non-whitespace-character-count="1200"/>
    <meta:generator>LibreOffice/6.1.3.2$Linux_X86_64 LibreOffice_project/10$Build-2</meta:generator>
  </office:meta>
</office:document-meta>
</file>